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374cm" fo:min-width="6.5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374cm" fo:min-width="1.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374cm" fo:min-width="2.14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9cm" fo:min-width="2.69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39cm" fo:min-width="1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374cm" fo:min-width="2.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374cm" fo:min-width="1.37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374cm" fo:min-width="1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34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74cm" fo:min-width="2.30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374cm" fo:min-width="2.052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374cm" fo:min-width="2.104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9cm" fo:min-width="0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02cm" svg:height="0.624cm" svg:x="10.314cm" svg:y="1.8cm">
          <text:p text:style-name="P1">Consumption Metering Syst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624cm" svg:x="7.2cm" svg:y="3.516cm">
          <text:p text:style-name="P1">Profi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46cm" svg:height="0.624cm" svg:x="11.1cm" svg:y="3.516cm">
          <text:p text:style-name="P1">Read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98cm" svg:height="0.64cm" svg:x="14.76cm" svg:y="3.516cm">
          <text:p text:style-name="P1">Preferenc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0.64cm" svg:x="19.5cm" svg:y="3.516cm">
          <text:p text:style-name="P1">Graph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3.824cm" svg:y1="2.424cm" svg:x2="8.52cm" svg:y2="3.516cm">
          <text:p/>
        </draw:line>
        <draw:line draw:style-name="gr6" draw:text-style-name="P1" draw:layer="layout" svg:x1="12.966cm" svg:y1="3.516cm" svg:x2="13.902cm" svg:y2="2.424cm">
          <text:p/>
        </draw:line>
        <draw:line draw:style-name="gr6" draw:text-style-name="P1" draw:layer="layout" svg:x1="13.824cm" svg:y1="2.424cm" svg:x2="16.086cm" svg:y2="3.438cm">
          <text:p/>
        </draw:line>
        <draw:line draw:style-name="gr6" draw:text-style-name="P1" draw:layer="layout" svg:x1="13.98cm" svg:y1="2.424cm" svg:x2="20.532cm" svg:y2="3.516cm">
          <text:p/>
        </draw:line>
        <draw:line draw:style-name="gr6" draw:text-style-name="P1" draw:layer="layout" svg:x1="7.818cm" svg:y1="4.14cm" svg:x2="2.67cm" svg:y2="5.076cm">
          <text:p/>
        </draw:line>
        <draw:custom-shape draw:style-name="gr7" draw:text-style-name="P1" draw:layer="layout" svg:width="3.12cm" svg:height="0.624cm" svg:x="1.5cm" svg:y="5.076cm">
          <text:p text:style-name="P1">New Profil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74cm" svg:y1="4.14cm" svg:x2="6.726cm" svg:y2="5.076cm">
          <text:p/>
        </draw:line>
        <draw:custom-shape draw:style-name="gr7" draw:text-style-name="P1" draw:layer="layout" svg:width="3.12cm" svg:height="0.624cm" svg:x="4.932cm" svg:y="5.076cm">
          <text:p text:style-name="P1">Edit profil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2cm" svg:height="0.624cm" svg:x="8.364cm" svg:y="5.076cm">
          <text:p text:style-name="P1">Delete Pro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7.74cm" svg:y1="4.14cm" svg:x2="10.626cm" svg:y2="5.076cm">
          <text:p/>
        </draw:line>
        <draw:line draw:style-name="gr6" draw:text-style-name="P1" draw:layer="layout" svg:x1="12.81cm" svg:y1="4.14cm" svg:x2="12.81cm" svg:y2="4.53cm">
          <text:p/>
        </draw:line>
        <draw:frame draw:style-name="gr8" draw:text-style-name="P2" draw:layer="layout" svg:width="2.184cm" svg:height="0.802cm" draw:transform="rotate (-1.5707963267949) translate (13.17cm 4.374cm)">
          <draw:text-box>
            <text:p text:style-name="P2">Page -</text:p>
          </draw:text-box>
        </draw:frame>
        <draw:line draw:style-name="gr6" draw:text-style-name="P1" draw:layer="layout" svg:x1="15.774cm" svg:y1="4.218cm" svg:x2="14.136cm" svg:y2="5.154cm">
          <text:p/>
        </draw:line>
        <draw:custom-shape draw:style-name="gr9" draw:text-style-name="P1" draw:layer="layout" svg:width="1.872cm" svg:height="0.624cm" svg:x="13.2cm" svg:y="5.076cm">
          <text:p text:style-name="P1">Cost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9cm" svg:height="0.624cm" svg:x="16cm" svg:y="5.076cm">
          <text:p text:style-name="P1">Type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0.61cm" svg:y1="4.218cm" svg:x2="20.61cm" svg:y2="4.764cm">
          <text:p/>
        </draw:line>
        <draw:frame draw:style-name="gr11" draw:text-style-name="P2" draw:layer="layout" svg:width="1.954cm" svg:height="0.802cm" draw:transform="rotate (-1.5707963267949) translate (20.97cm 4.608cm)">
          <draw:text-box>
            <text:p text:style-name="P2">Page -</text:p>
          </draw:text-box>
        </draw:frame>
        <draw:custom-shape draw:style-name="gr12" draw:text-style-name="P1" draw:layer="layout" svg:width="2.808cm" svg:height="0.624cm" svg:x="1.5cm" svg:y="8.976cm">
          <text:p text:style-name="P1">Add Cos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52cm" svg:height="0.624cm" svg:x="5.5cm" svg:y="8.976cm">
          <text:p text:style-name="P1">Edit Cos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2cm" svg:height="0.624cm" svg:x="8.364cm" svg:y="8.976cm">
          <text:p text:style-name="P1">Delete Co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3.684cm" svg:y1="8.976cm" svg:x2="14.136cm" svg:y2="5.7cm">
          <text:p/>
        </draw:line>
        <draw:line draw:style-name="gr6" draw:text-style-name="P1" draw:layer="layout" svg:x1="7.974cm" svg:y1="8.976cm" svg:x2="14.136cm" svg:y2="5.7cm">
          <text:p/>
        </draw:line>
        <draw:line draw:style-name="gr6" draw:text-style-name="P1" draw:layer="layout" svg:x1="10.782cm" svg:y1="8.976cm" svg:x2="14.136cm" svg:y2="5.7cm">
          <text:p/>
        </draw:line>
        <draw:custom-shape draw:style-name="gr12" draw:text-style-name="P1" draw:layer="layout" svg:width="2.808cm" svg:height="0.624cm" svg:x="12.264cm" svg:y="8.976cm">
          <text:p text:style-name="P1">Add Typ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04cm" svg:height="0.624cm" svg:x="15.696cm" svg:y="8.976cm">
          <text:p text:style-name="P1">Edit Typ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2cm" svg:height="0.624cm" svg:x="19.128cm" svg:y="8.976cm">
          <text:p text:style-name="P1">Delete Typ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526cm" svg:y1="9.054cm" svg:x2="17.022cm" svg:y2="5.622cm">
          <text:p/>
        </draw:line>
        <draw:line draw:style-name="gr6" draw:text-style-name="P1" draw:layer="layout" svg:x1="17.022cm" svg:y1="5.622cm" svg:x2="17.022cm" svg:y2="9.054cm">
          <text:p/>
        </draw:line>
        <draw:line draw:style-name="gr6" draw:text-style-name="P1" draw:layer="layout" svg:x1="17.022cm" svg:y1="5.7cm" svg:x2="20.298cm" svg:y2="8.976cm">
          <text:p/>
        </draw:line>
        <draw:line draw:style-name="gr6" draw:text-style-name="P1" draw:layer="layout" svg:x1="15.696cm" svg:y1="4.218cm" svg:x2="17.334cm" svg:y2="5.232cm">
          <text:p/>
        </draw:line>
        <draw:custom-shape draw:style-name="gr15" draw:text-style-name="P1" draw:layer="layout" svg:width="0.234cm" svg:height="0.234cm" svg:x="12.186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2.186cm" svg:y1="6.168cm" svg:x2="11.64cm" svg:y2="6.324cm">
          <text:p/>
        </draw:line>
        <draw:frame draw:style-name="gr17" draw:text-style-name="P4" draw:layer="layout" svg:width="0.606cm" svg:height="0.802cm" svg:x="11.7cm" svg:y="5.5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12.264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2.264cm" svg:y1="6.563cm" svg:x2="11.718cm" svg:y2="6.792cm">
          <text:p/>
        </draw:line>
        <draw:frame draw:style-name="gr17" draw:text-style-name="P4" draw:layer="layout" svg:width="0.294cm" svg:height="0.802cm" svg:x="12.006cm" svg:y="5.998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12.888cm" svg:y="6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2.888cm" svg:y1="6.641cm" svg:x2="12.42cm" svg:y2="7.182cm">
          <text:p/>
        </draw:line>
        <draw:frame draw:style-name="gr17" draw:text-style-name="P4" draw:layer="layout" svg:width="0.606cm" svg:height="0.802cm" svg:x="12.3cm" svg:y="6.2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6.648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6.648cm" svg:y1="4.218cm" svg:x2="6.102cm" svg:y2="4.374cm">
          <text:p/>
        </draw:line>
        <draw:frame draw:style-name="gr17" draw:text-style-name="P4" draw:layer="layout" svg:width="0.606cm" svg:height="0.802cm" svg:x="6.194cm" svg:y="3.598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7.194cm" svg:y="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7.194cm" svg:y1="4.452cm" svg:x2="6.882cm" svg:y2="4.842cm">
          <text:p/>
        </draw:line>
        <draw:frame draw:style-name="gr17" draw:text-style-name="P4" draw:layer="layout" svg:width="0.468cm" svg:height="0.802cm" svg:x="6.5cm" svg:y="4.2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7.662cm" svg:y="4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7.896cm" svg:y1="4.374cm" svg:x2="8.598cm" svg:y2="4.686cm">
          <text:p/>
        </draw:line>
        <draw:frame draw:style-name="gr17" draw:text-style-name="P4" draw:layer="layout" svg:width="0.468cm" svg:height="0.802cm" svg:x="7.662cm" svg:y="4.291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11.95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1.952cm" svg:y1="2.658cm" svg:x2="11.25cm" svg:y2="2.814cm">
          <text:p/>
        </draw:line>
        <draw:frame draw:style-name="gr17" draw:text-style-name="P4" draw:layer="layout" svg:width="0.468cm" svg:height="0.802cm" svg:x="11.5cm" svg:y="2.098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13.356cm" svg:y="2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3.356cm" svg:y1="2.736cm" svg:x2="13.044cm" svg:y2="3.126cm">
          <text:p/>
        </draw:line>
        <draw:frame draw:style-name="gr17" draw:text-style-name="P4" draw:layer="layout" svg:width="0.468cm" svg:height="0.802cm" svg:x="12.9cm" svg:y="2.2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13.824cm" svg:y="2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4.058cm" svg:y1="2.736cm" svg:x2="14.76cm" svg:y2="3.048cm">
          <text:p/>
        </draw:line>
        <draw:frame draw:style-name="gr17" draw:text-style-name="P4" draw:layer="layout" svg:width="0.468cm" svg:height="0.802cm" svg:x="13.824cm" svg:y="2.653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15.384cm" svg:y="2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5.618cm" svg:y1="2.814cm" svg:x2="16.398cm" svg:y2="2.97cm">
          <text:p/>
        </draw:line>
        <draw:frame draw:style-name="gr17" draw:text-style-name="P4" draw:layer="layout" svg:width="0.468cm" svg:height="0.802cm" svg:x="15.462cm" svg:y="2.653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15.618cm" svg:y="4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5.852cm" svg:y1="4.53cm" svg:x2="16.554cm" svg:y2="4.92cm">
          <text:p/>
        </draw:line>
        <draw:frame draw:style-name="gr17" draw:text-style-name="P4" draw:layer="layout" svg:width="0.468cm" svg:height="0.802cm" svg:x="15.618cm" svg:y="4.447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15.072cm" svg:y="4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5.072cm" svg:y1="4.452cm" svg:x2="14.526cm" svg:y2="4.764cm">
          <text:p/>
        </draw:line>
        <draw:frame draw:style-name="gr17" draw:text-style-name="P4" draw:layer="layout" svg:width="0.468cm" svg:height="0.802cm" svg:x="14.604cm" svg:y="3.984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17.334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7.568cm" svg:y1="6.402cm" svg:x2="18.114cm" svg:y2="6.87cm">
          <text:p/>
        </draw:line>
        <draw:frame draw:style-name="gr17" draw:text-style-name="P4" draw:layer="layout" svg:width="0.468cm" svg:height="0.802cm" svg:x="17.232cm" svg:y="6.198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16.788cm" svg:y="5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6.944cm" svg:y1="6.09cm" svg:x2="16.944cm" svg:y2="7cm">
          <text:p/>
        </draw:line>
        <draw:frame draw:style-name="gr17" draw:text-style-name="P4" draw:layer="layout" svg:width="0.468cm" svg:height="0.802cm" svg:x="16.476cm" svg:y="5.851cm">
          <draw:text-box>
            <text:p text:style-name="P2"><text:span text:style-name="T1">a</text:span></text:p>
          </draw:text-box>
        </draw:frame>
        <draw:custom-shape draw:style-name="gr15" draw:text-style-name="P1" draw:layer="layout" svg:width="0.234cm" svg:height="0.234cm" svg:x="16.398cm" svg:y="5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6.476cm" svg:y1="6.012cm" svg:x2="16.008cm" svg:y2="6.48cm">
          <text:p/>
        </draw:line>
        <draw:frame draw:style-name="gr17" draw:text-style-name="P4" draw:layer="layout" svg:width="0.39cm" svg:height="0.802cm" svg:x="15.91cm" svg:y="5.498cm">
          <draw:text-box>
            <text:p text:style-name="P2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20:45:05.587000000</meta:creation-date>
    <dc:date>2015-01-16T16:08:21.345000000</dc:date>
    <meta:editing-duration>PT1H12M55S</meta:editing-duration>
    <meta:editing-cycles>2</meta:editing-cycles>
    <meta:generator>LibreOffice/4.3.2.2$Windows_x86 LibreOffice_project/edfb5295ba211bd31ad47d0bad0118690f76407d</meta:generator>
    <meta:document-statistic meta:object-count="80"/>
  </office:meta>
</office:document-meta>
</file>